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871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Preformatted_20_Text">
      <style:paragraph-properties style:writing-mode="lr-tb"/>
      <style:text-properties officeooo:paragraph-rsid="00178716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officeooo:rsid="00178716"/>
    </style:style>
    <style:style style:name="T2" style:family="text">
      <style:text-properties officeooo:rsid="001a69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Assignment 20: </text:span></text:span></text:h>
      <text:h text:style-name="Heading_20_3" text:outline-level="3"><text:span text:style-name="Strong_20_Emphasis">Assignment </text:span><text:span text:style-name="Strong_20_Emphasis"><text:span text:style-name="T1">a)</text:span></text:span><text:span text:style-name="Strong_20_Emphasis"> (Lecture 17: Python Classes) — The S (Single Responsibility Principle)</text:span></text:h>
      <text:h text:style-name="Heading_20_4" text:outline-level="4"><text:span text:style-name="Strong_20_Emphasis">📝 Challenge Title:</text:span> <text:span text:style-name="Source_20_Text">Build a HealthProfile Class</text:span></text:h>
      <text:p text:style-name="Text_20_body"><text:span text:style-name="Strong_20_Emphasis">Objective:</text:span><text:line-break/>Create a <text:span text:style-name="Source_20_Text">HealthProfile</text:span> class that models personal health data for a fitness user. The class should only be responsible for <text:span text:style-name="Strong_20_Emphasis">storing and managing user data</text:span> — not logic for workouts or calorie calculations.</text:p>
      <text:p text:style-name="Text_20_body"><text:span text:style-name="Strong_20_Emphasis">Requirements:</text:span></text:p>
      <text:list text:style-name="L1">
        <text:list-item>
          <text:p text:style-name="P2">Attributes: <text:span text:style-name="Source_20_Text">name</text:span>, <text:span text:style-name="Source_20_Text">age</text:span>, <text:span text:style-name="Source_20_Text">weight_kg</text:span>, <text:span text:style-name="Source_20_Text">height_cm</text:span>, <text:span text:style-name="Source_20_Text">gender</text:span>, <text:span text:style-name="Source_20_Text">activity_level</text:span></text:p>
        </text:list-item>
        <text:list-item>
          <text:p text:style-name="P2">Methods:</text:p>
          <text:list>
            <text:list-item>
              <text:p text:style-name="P2"><text:span text:style-name="Source_20_Text">get_bmi()</text:span> → returns Body Mass Index</text:p>
            </text:list-item>
            <text:list-item>
              <text:p text:style-name="P2"><text:span text:style-name="Source_20_Text">get_bmr()</text:span> → returns Basal Metabolic Rate using Mifflin-St Jeor Equation</text:p>
            </text:list-item>
          </text:list>
        </text:list-item>
      </text:list>
      <text:p text:style-name="Text_20_body"><text:span text:style-name="Strong_20_Emphasis">Guidelines:</text:span></text:p>
      <text:list text:style-name="L2">
        <text:list-item>
          <text:p text:style-name="P3">Emphasize <text:span text:style-name="Strong_20_Emphasis">Single Responsibility Principle (SRP)</text:span>: this class should not handle workouts or calorie logic — only health metrics.</text:p>
        </text:list-item>
        <text:list-item>
          <text:p text:style-name="P3">Submit your code and explain in 100–150 words <text:span text:style-name="Strong_20_Emphasis">how SRP influenced your design</text:span>.</text:p>
        </text:list-item>
      </text:list>
      <text:p text:style-name="Horizontal_20_Line"/>
      <text:h text:style-name="Heading_20_3" text:outline-level="3">🔁 <text:span text:style-name="Strong_20_Emphasis">Assignment </text:span><text:span text:style-name="Strong_20_Emphasis"><text:span text:style-name="T1">b)</text:span></text:span><text:span text:style-name="Strong_20_Emphasis"> (Lecture 18: More Python Class Methods) — The O (Open/Closed Principle)</text:span></text:h>
      <text:h text:style-name="Heading_20_4" text:outline-level="4"><text:span text:style-name="Strong_20_Emphasis">📝 Challenge Title:</text:span> <text:span text:style-name="Source_20_Text">Extendable CalorieCalculator</text:span></text:h>
      <text:p text:style-name="Text_20_body"><text:span text:style-name="Strong_20_Emphasis">Objective:</text:span><text:line-break/>Build a modular calorie calculator system that allows adding new activity types without modifying existing classes.</text:p>
      <text:p text:style-name="Text_20_body"><text:span text:style-name="Strong_20_Emphasis">Base Class:</text:span></text:p>
      <text:p text:style-name="Preformatted_20_Text">python <text:span text:style-name="T2">code:</text:span></text:p>
      <text:p text:style-name="Preformatted_20_Text"/>
      <text:p text:style-name="P4"><text:span text:style-name="Source_20_Text">class CalorieCalculator:</text:span></text:p>
      <text:p text:style-name="P5"><text:span text:style-name="Source_20_Text"><text:s text:c="4"/>def calculate(self, minutes):</text:span></text:p>
      <text:p text:style-name="P6"><text:span text:style-name="Source_20_Text"><text:s text:c="8"/>raise NotImplementedError</text:span></text:p>
      <text:p text:style-name="Text_20_body"><text:span text:style-name="Strong_20_Emphasis">Requirements:</text:span></text:p>
      <text:list text:style-name="L3">
        <text:list-item>
          <text:p text:style-name="P7">Create at least <text:span text:style-name="Strong_20_Emphasis">3 subclasses</text:span>: <text:span text:style-name="Source_20_Text">Walking</text:span>, <text:span text:style-name="Source_20_Text">Running</text:span>, and <text:span text:style-name="Source_20_Text">Swimming</text:span> with unique calorie formulas.</text:p>
        </text:list-item>
        <text:list-item>
          <text:p text:style-name="P7"><text:soft-page-break/>Override the <text:span text:style-name="Source_20_Text">calculate()</text:span> method in each.</text:p>
        </text:list-item>
        <text:list-item>
          <text:p text:style-name="P7">Write a simple <text:span text:style-name="Source_20_Text">ActivityPlanner</text:span> that takes user input and uses polymorphism to return total calories burned.</text:p>
        </text:list-item>
      </text:list>
      <text:p text:style-name="Text_20_body"><text:span text:style-name="Strong_20_Emphasis">Guidelines:</text:span></text:p>
      <text:list text:style-name="L4">
        <text:list-item>
          <text:p text:style-name="P8">Your <text:span text:style-name="Source_20_Text">CalorieCalculator</text:span> system must be <text:span text:style-name="Strong_20_Emphasis">open for extension, closed for modification</text:span>.</text:p>
        </text:list-item>
        <text:list-item>
          <text:p text:style-name="P8">In your submission, describe how you ensured <text:span text:style-name="Strong_20_Emphasis">OCP</text:span> was followed in 100–150 words.</text:p>
        </text:list-item>
      </text:list>
      <text:p text:style-name="Horizontal_20_Line"/>
      <text:h text:style-name="Heading_20_3" text:outline-level="3">🔐 <text:span text:style-name="Strong_20_Emphasis">Assignment </text:span><text:span text:style-name="Strong_20_Emphasis"><text:span text:style-name="T1">c) </text:span></text:span><text:span text:style-name="Strong_20_Emphasis">(Lecture 19: Inheritance) — The L &amp; I (Liskov Substitution &amp; Interface Segregation)</text:span></text:h>
      <text:h text:style-name="Heading_20_4" text:outline-level="4"><text:span text:style-name="Strong_20_Emphasis">📝 Challenge Title:</text:span> <text:span text:style-name="Source_20_Text">Workout Devices Simulation</text:span></text:h>
      <text:p text:style-name="Text_20_body"><text:span text:style-name="Strong_20_Emphasis">Objective:</text:span><text:line-break/>Build an abstract <text:span text:style-name="Source_20_Text">WorkoutDevice</text:span> class and allow creating devices like <text:span text:style-name="Source_20_Text">SmartWatch</text:span>, <text:span text:style-name="Source_20_Text">SmartShoe</text:span>, <text:span text:style-name="Source_20_Text">HeartRateBand</text:span>, etc., that can be used interchangeably in the app.</text:p>
      <text:p text:style-name="Text_20_body"><text:span text:style-name="Strong_20_Emphasis">Requirements:</text:span></text:p>
      <text:list text:style-name="L5">
        <text:list-item>
          <text:p text:style-name="P9"><text:span text:style-name="Source_20_Text">WorkoutDevice</text:span> should define a base interface with methods like:</text:p>
          <text:list>
            <text:list-item>
              <text:p text:style-name="P9"><text:span text:style-name="Source_20_Text">start_tracking()</text:span></text:p>
            </text:list-item>
            <text:list-item>
              <text:p text:style-name="P9"><text:span text:style-name="Source_20_Text">stop_tracking()</text:span></text:p>
            </text:list-item>
            <text:list-item>
              <text:p text:style-name="P9"><text:span text:style-name="Source_20_Text">get_data()</text:span> → returns <text:span text:style-name="Source_20_Text">dict</text:span> of data like time, steps, distance</text:p>
            </text:list-item>
          </text:list>
        </text:list-item>
        <text:list-item>
          <text:p text:style-name="P9">Ensure all derived classes can <text:span text:style-name="Strong_20_Emphasis">replace</text:span> the base class without breaking functionality (<text:span text:style-name="Strong_20_Emphasis">Liskov Substitution</text:span>).</text:p>
        </text:list-item>
        <text:list-item>
          <text:p text:style-name="P9">Split device responsibilities if needed to avoid forcing unused methods (<text:span text:style-name="Strong_20_Emphasis">Interface Segregation</text:span>).</text:p>
        </text:list-item>
      </text:list>
      <text:p text:style-name="Text_20_body"><text:span text:style-name="Strong_20_Emphasis">Bonus:</text:span><text:line-break/>Make one device fail gracefully if a feature isn't available (e.g., <text:span text:style-name="Source_20_Text">SmartShoe</text:span> doesn’t track heart rate).</text:p>
      <text:p text:style-name="Text_20_body"><text:span text:style-name="Strong_20_Emphasis">Deliverables:</text:span></text:p>
      <text:list text:style-name="L6">
        <text:list-item>
          <text:p text:style-name="P10">Code with at least <text:span text:style-name="Strong_20_Emphasis">2-3 device classes</text:span></text:p>
        </text:list-item>
        <text:list-item>
          <text:p text:style-name="P10">A <text:span text:style-name="Source_20_Text">test_devices()</text:span> script to demonstrate polymorphism</text:p>
        </text:list-item>
        <text:list-item>
          <text:p text:style-name="P10">A 150-word explanation on how you followed <text:span text:style-name="Strong_20_Emphasis">LSP</text:span> and <text:span text:style-name="Strong_20_Emphasis">ISP</text:span></text:p>
        </text:list-item>
      </text:list>
      <text:p text:style-name="Horizontal_20_Line"/>
      <text:h text:style-name="Heading_20_3" text:outline-level="3"><text:soft-page-break/>🚴🏽‍<text:span text:style-name="Strong_20_Emphasis">Assignment </text:span><text:span text:style-name="Strong_20_Emphasis"><text:span text:style-name="T1">d)</text:span></text:span><text:span text:style-name="Strong_20_Emphasis"> (Lecture 20: Fitness Tracker – Final Challenge) — The D (Dependency Inversion Principle)</text:span></text:h>
      <text:h text:style-name="Heading_20_4" text:outline-level="4"><text:span text:style-name="Strong_20_Emphasis">📝 Challenge Title:</text:span> <text:span text:style-name="Source_20_Text">Extend Fitness Tracker – Add a BikeWorkout + Planner CLI</text:span></text:h>
      <text:p text:style-name="Text_20_body"><text:span text:style-name="Strong_20_Emphasis">Objective:</text:span><text:line-break/>You will extend the existing <text:span text:style-name="Source_20_Text">Workout</text:span> class by adding a <text:span text:style-name="Source_20_Text">BikeWorkout</text:span> subclass and build a <text:span text:style-name="Strong_20_Emphasis">workout planner</text:span> that adheres to the <text:span text:style-name="Strong_20_Emphasis">Dependency Inversion Principle</text:span>.</text:p>
      <text:p text:style-name="Text_20_body"><text:span text:style-name="Strong_20_Emphasis">Part 1: Subclass Implementation</text:span></text:p>
      <text:p text:style-name="Preformatted_20_Text">python <text:span text:style-name="T2">code: </text:span></text:p>
      <text:p text:style-name="Preformatted_20_Text"/>
      <text:p text:style-name="P4"><text:span text:style-name="Source_20_Text">class BikeWorkout(Workout):</text:span></text:p>
      <text:p text:style-name="P5"><text:span text:style-name="Source_20_Text"><text:s text:c="4"/>def __init__(self, start, end, distance_km, calories=None):</text:span></text:p>
      <text:p text:style-name="P5"><text:span text:style-name="Source_20_Text"><text:s text:c="8"/>super().__init__(start, end, calories)</text:span></text:p>
      <text:p text:style-name="P11"><text:span text:style-name="Source_20_Text"><text:s text:c="8"/>self.distance = distance_km</text:span></text:p>
      <text:p text:style-name="P11"><text:span text:style-name="Source_20_Text"><text:s text:c="8"/>self.icon = '🚴🏽‍♂️'</text:span></text:p>
      <text:p text:style-name="P5"><text:span text:style-name="Source_20_Text"><text:s text:c="8"/>self.kind = 'Cycling'</text:span></text:p>
      <text:p text:style-name="P5"/>
      <text:p text:style-name="P5"><text:span text:style-name="Source_20_Text"><text:s text:c="4"/>def get_calories(self):</text:span></text:p>
      <text:p text:style-name="P6"><text:span text:style-name="Source_20_Text"><text:s text:c="8"/>return self.get_duration().total_seconds() / 3600 * 300</text:span></text:p>
      <text:p text:style-name="Text_20_body"><text:span text:style-name="Strong_20_Emphasis">Part 2: Planner CLI</text:span></text:p>
      <text:list text:style-name="L7">
        <text:list-item>
          <text:p text:style-name="P12">Create a CLI where the user can:</text:p>
          <text:list>
            <text:list-item>
              <text:p text:style-name="P12">Choose a workout type (Run, Walk, Bike)</text:p>
            </text:list-item>
            <text:list-item>
              <text:p text:style-name="P12">Input start &amp; end time</text:p>
            </text:list-item>
            <text:list-item>
              <text:p text:style-name="P12">Input optional distance</text:p>
            </text:list-item>
            <text:list-item>
              <text:p text:style-name="P12">See duration and estimated calories</text:p>
            </text:list-item>
          </text:list>
        </text:list-item>
      </text:list>
      <text:p text:style-name="Text_20_body"><text:span text:style-name="Strong_20_Emphasis">Part 3: Extra Credit Features</text:span></text:p>
      <text:list text:style-name="L8">
        <text:list-item>
          <text:p text:style-name="P13">Add <text:span text:style-name="Source_20_Text">__eq__()</text:span> to compare workouts by duration and kind</text:p>
        </text:list-item>
        <text:list-item>
          <text:p text:style-name="P13">Option to <text:span text:style-name="Strong_20_Emphasis">save workouts to a CSV or JSON file</text:span></text:p>
        </text:list-item>
        <text:list-item>
          <text:p text:style-name="P13">Plot workout durations using <text:span text:style-name="Source_20_Text">matplotlib</text:span></text:p>
        </text:list-item>
      </text:list>
      <text:p text:style-name="Text_20_body"><text:span text:style-name="Strong_20_Emphasis">Guidelines:</text:span></text:p>
      <text:list text:style-name="L9">
        <text:list-item>
          <text:p text:style-name="P14">Your CLI should <text:span text:style-name="Strong_20_Emphasis">depend on abstractions</text:span>, not concrete classes.</text:p>
        </text:list-item>
        <text:list-item>
          <text:p text:style-name="P14">For example, the planner should work with any class that inherits from <text:span text:style-name="Source_20_Text">Workout</text:span>.</text:p>
        </text:list-item>
        <text:list-item>
          <text:p text:style-name="P14">In your write-up (50–<text:span text:style-name="T1">1</text:span>00 words), explain <text:span text:style-name="Strong_20_Emphasis">how you used Dependency Inversion</text:span> to decouple components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5:29:36.065655462</meta:creation-date>
    <dc:date>2025-07-25T15:45:10.229195402</dc:date>
    <meta:editing-duration>PT4M19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3" meta:paragraph-count="69" meta:word-count="564" meta:character-count="3828" meta:non-whitespace-character-count="3297"/>
  </office:meta>
</office:document-meta>
</file>